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 fo:language="en" fo:country="US"/>
    </style:style>
    <style:style style:name="T3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4" style:parent-style-name="Standard" style:family="paragraph">
      <style:paragraph-properties fo:margin-top="0.1666in" fo:line-height="0.1666in"/>
    </style:style>
    <style:style style:name="T5" style:parent-style-name="DefaultParagraphFont" style:family="text">
      <style:text-properties style:font-name="Calibri" style:font-name-complex="Calibri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line-height="0.1666in"/>
    </style:style>
    <style:style style:name="T9" style:parent-style-name="DefaultParagraphFont" style:family="text">
      <style:text-properties style:font-name="Calibri" style:font-name-complex="Calibri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margin-bottom="0.0833in" fo:line-height="0.1666in"/>
    </style:style>
    <style:style style:name="T13" style:parent-style-name="DefaultParagraphFont" style:family="text"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/>
    </style:style>
    <style:style style:name="P15" style:parent-style-name="Standard" style:family="paragraph">
      <style:paragraph-properties fo:line-height="0.1666in"/>
    </style:style>
    <style:style style:name="T16" style:parent-style-name="Internetlink" style:family="text">
      <style:text-properties style:font-name="Calibri" style:font-name-complex="Calibri"/>
    </style:style>
    <style:style style:name="T17" style:parent-style-name="Internetlink" style:family="text">
      <style:text-properties style:font-name="Calibri" style:font-name-complex="Calibri"/>
    </style:style>
    <style:style style:name="T18" style:parent-style-name="Internetlink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/>
    </style:style>
    <style:style style:name="T20" style:parent-style-name="DefaultParagraphFont" style:family="text">
      <style:text-properties style:font-name="Calibri" style:font-name-complex="Calibri"/>
    </style:style>
    <style:style style:name="P21" style:parent-style-name="Standard" style:family="paragraph">
      <style:paragraph-properties fo:line-height="0.1666in"/>
    </style:style>
    <style:style style:name="T22" style:parent-style-name="Internetlink" style:family="text">
      <style:text-properties style:font-name="Calibri" style:font-name-complex="Calibri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DefaultParagraphFont" style:family="text">
      <style:text-properties style:font-name="Calibri" style:font-name-complex="Calibri"/>
    </style:style>
    <style:style style:name="P25" style:parent-style-name="Standard" style:family="paragraph">
      <style:paragraph-properties fo:line-height="0.1666in"/>
    </style:style>
    <style:style style:name="T26" style:parent-style-name="Internetlink" style:family="text">
      <style:text-properties style:font-name="Calibri" style:font-name-complex="Calibri"/>
    </style:style>
    <style:style style:name="T27" style:parent-style-name="Internetlink" style:family="text">
      <style:text-properties style:font-name="Calibri" style:font-name-complex="Calibri"/>
    </style:style>
    <style:style style:name="T28" style:parent-style-name="DefaultParagraphFont" style:family="text">
      <style:text-properties style:font-name="Calibri" style:font-name-complex="Calibri"/>
    </style:style>
    <style:style style:name="P29" style:parent-style-name="Standard" style:family="paragraph">
      <style:paragraph-properties fo:margin-top="0.1666in" fo:line-height="0.1666in"/>
    </style:style>
    <style:style style:name="T3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line-height="0.1666in"/>
    </style:style>
    <style:style style:name="T38" style:parent-style-name="DefaultParagraphFont" style:family="text">
      <style:text-properties style:font-name="Calibri" style:font-name-complex="Calibri"/>
    </style:style>
    <style:style style:name="T3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line-height="0.1666in"/>
    </style:style>
    <style:style style:name="T44" style:parent-style-name="DefaultParagraphFont" style:family="text">
      <style:text-properties style:font-name="Calibri" style:font-name-complex="Calibri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line-height="0.1666in"/>
    </style:style>
    <style:style style:name="T51" style:parent-style-name="DefaultParagraphFont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/>
    </style:style>
    <style:style style:name="T5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Internetlink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/>
    </style:style>
    <style:style style:name="P62" style:parent-style-name="Standard" style:family="paragraph">
      <style:paragraph-properties fo:line-height="0.1666in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T68" style:parent-style-name="Internetlink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line-height="0.1666in"/>
    </style:style>
    <style:style style:name="T71" style:parent-style-name="DefaultParagraphFont" style:family="text">
      <style:text-properties style:font-name="Calibri" style:font-name-complex="Calibri"/>
    </style:style>
    <style:style style:name="T72" style:parent-style-name="DefaultParagraphFont" style:family="text">
      <style:text-properties style:font-name="Calibri" style:font-name-complex="Calibri"/>
    </style:style>
    <style:style style:name="T73" style:parent-style-name="Internetlink" style:family="text">
      <style:text-properties style:font-name="Calibri" style:font-name-complex="Calibri"/>
    </style:style>
    <style:style style:name="T74" style:parent-style-name="Internetlink" style:family="text">
      <style:text-properties style:font-name="Calibri" style:font-name-complex="Calibri"/>
    </style:style>
    <style:style style:name="T75" style:parent-style-name="Internetlink" style:family="text">
      <style:text-properties style:font-name="Calibri" style:font-name-complex="Calibri"/>
    </style:style>
    <style:style style:name="T76" style:parent-style-name="Internetlink" style:family="text">
      <style:text-properties style:font-name="Calibri" style:font-name-complex="Calibri"/>
    </style:style>
    <style:style style:name="T77" style:parent-style-name="Internetlink" style:family="text">
      <style:text-properties style:font-name="Calibri" style:font-name-complex="Calibri"/>
    </style:style>
    <style:style style:name="T7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line-height="0.1666in"/>
    </style:style>
    <style:style style:name="T80" style:parent-style-name="DefaultParagraphFont" style:family="text">
      <style:text-properties style:font-name="Calibri" style:font-name-complex="Calibri"/>
    </style:style>
    <style:style style:name="T81" style:parent-style-name="Internetlink" style:family="text">
      <style:text-properties style:font-name="Calibri" style:font-name-complex="Calibri"/>
    </style:style>
    <style:style style:name="T82" style:parent-style-name="Internetlink" style:family="text">
      <style:text-properties style:font-name="Calibri" style:font-name-complex="Calibri"/>
    </style:style>
    <style:style style:name="T83" style:parent-style-name="Internetlink" style:family="text">
      <style:text-properties style:font-name="Calibri" style:font-name-complex="Calibri"/>
    </style:style>
    <style:style style:name="T8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line-height="0.1666in"/>
    </style:style>
    <style:style style:name="T86" style:parent-style-name="DefaultParagraphFont" style:family="text">
      <style:text-properties style:font-name="Calibri" style:font-name-complex="Calibri"/>
    </style:style>
    <style:style style:name="P87" style:parent-style-name="ListParagraph" style:family="paragraph">
      <style:paragraph-properties fo:margin-top="0.1666in" fo:line-height="0.1666in"/>
    </style:style>
    <style:style style:name="T8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89" style:parent-style-name="ListParagraph" style:family="paragraph">
      <style:paragraph-properties fo:margin-top="0.1666in" fo:margin-bottom="0.1666in" fo:line-height="0.1666in"/>
    </style:style>
    <style:style style:name="T9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92" style:parent-style-name="ListParagraph" style:family="paragraph">
      <style:paragraph-properties fo:margin-top="0.1666in" fo:margin-bottom="0.1666in" fo:line-height="0.1666in"/>
    </style:style>
    <style:style style:name="T9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Calibri" style:font-name-complex="Calibri"/>
    </style:style>
    <style:style style:name="P96" style:parent-style-name="ListParagraph" style:family="paragraph">
      <style:paragraph-properties fo:margin-top="0.1666in" fo:margin-bottom="0.1666in" fo:line-height="0.1666in"/>
    </style:style>
    <style:style style:name="T9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98" style:parent-style-name="Standard" style:family="paragraph">
      <style:paragraph-properties fo:margin-top="0.1666in" fo:margin-bottom="0.1666in"/>
    </style:style>
    <style:style style:name="T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0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4" style:parent-style-name="Standard" style:family="paragraph">
      <style:paragraph-properties fo:margin-top="0.1666in" fo:margin-bottom="0.1666in"/>
    </style:style>
    <style:style style:name="T1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0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1" style:parent-style-name="Standard" style:family="paragraph">
      <style:paragraph-properties fo:margin-top="0.1666in" fo:margin-bottom="0.1666in"/>
    </style:style>
    <style:style style:name="T1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15" style:parent-style-name="Standard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1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0" style:parent-style-name="Standard" style:family="paragraph">
      <style:paragraph-properties fo:margin-top="0.1666in" fo:margin-bottom="0.1666in"/>
    </style:style>
    <style:style style:name="T1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2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8" style:parent-style-name="Standard" style:family="paragraph">
      <style:paragraph-properties fo:margin-top="0.1666in" fo:margin-bottom="0.1666in"/>
    </style:style>
    <style:style style:name="T1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3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5" style:parent-style-name="Standard" style:family="paragraph">
      <style:paragraph-properties fo:margin-top="0.1666in" fo:margin-bottom="0.1666in"/>
    </style:style>
    <style:style style:name="T1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3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2" style:parent-style-name="Standard" style:family="paragraph">
      <style:paragraph-properties fo:margin-top="0.1666in" fo:margin-bottom="0.1666in"/>
    </style:style>
    <style:style style:name="T1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4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9" style:parent-style-name="Standard" style:family="paragraph">
      <style:paragraph-properties fo:margin-top="0.1666in" fo:margin-bottom="0.1666in"/>
    </style:style>
    <style:style style:name="T15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5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4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55" style:parent-style-name="Standard" style:family="paragraph">
      <style:paragraph-properties fo:break-before="page" fo:margin-top="0.1666in" fo:margin-bottom="0.1666in"/>
    </style:style>
    <style:style style:name="T15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5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0" style:parent-style-name="Standard" style:family="paragraph">
      <style:paragraph-properties fo:margin-top="0.1666in" fo:margin-bottom="0.1666in"/>
    </style:style>
    <style:style style:name="T1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6" style:parent-style-name="Standard" style:family="paragraph">
      <style:paragraph-properties fo:margin-top="0.1666in" fo:margin-bottom="0.1666in"/>
    </style:style>
    <style:style style:name="T16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3" style:parent-style-name="Standard" style:family="paragraph">
      <style:paragraph-properties fo:margin-top="0.1666in"/>
    </style:style>
    <style:style style:name="T1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5" style:parent-style-name="Standard" style:family="paragraph"/>
    <style:style style:name="T1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7" style:parent-style-name="Standard" style:family="paragraph"/>
    <style:style style:name="T1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9" style:parent-style-name="Standard" style:family="paragraph">
      <style:paragraph-properties fo:margin-bottom="0.1666in"/>
    </style:style>
    <style:style style:name="T1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1" style:parent-style-name="Standard" style:family="paragraph">
      <style:paragraph-properties fo:margin-top="0.1666in" fo:margin-bottom="0.1666in"/>
    </style:style>
    <style:style style:name="T1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8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99" style:parent-style-name="Standard" style:family="paragraph">
      <style:paragraph-properties fo:break-before="page" fo:margin-top="0.1666in" fo:margin-bottom="0.1666in"/>
    </style:style>
    <style:style style:name="T2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0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4" style:parent-style-name="Standard" style:family="paragraph">
      <style:paragraph-properties fo:margin-top="0.1666in" fo:margin-bottom="0.1666in"/>
    </style:style>
    <style:style style:name="T2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0" style:parent-style-name="Standard" style:family="paragraph">
      <style:paragraph-properties fo:margin-top="0.1666in" fo:margin-bottom="0.1666in"/>
    </style:style>
    <style:style style:name="T2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/>
    </style:style>
    <style:style style:name="T2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3" style:parent-style-name="Standard" style:family="paragraph">
      <style:paragraph-properties fo:margin-top="0.1666in" fo:margin-bottom="0.1666in"/>
    </style:style>
    <style:style style:name="T2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9" style:parent-style-name="Standard" style:family="paragraph">
      <style:paragraph-properties fo:margin-top="0.1666in" fo:margin-bottom="0.1666in"/>
    </style:style>
    <style:style style:name="T2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4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break-before="page" fo:margin-top="0.1666in" fo:margin-bottom="0.1666in"/>
    </style:style>
    <style:style style:name="T2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4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/>
    </style:style>
    <style:style style:name="T2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6" style:parent-style-name="Standard" style:family="paragraph">
      <style:paragraph-properties fo:margin-top="0.1666in" fo:margin-bottom="0.1666in"/>
    </style:style>
    <style:style style:name="T2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9" style:parent-style-name="Standard" style:family="paragraph">
      <style:paragraph-properties fo:margin-top="0.1666in" fo:margin-bottom="0.1666in"/>
    </style:style>
    <style:style style:name="T2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7" style:parent-style-name="Standard" style:family="paragraph">
      <style:paragraph-properties fo:break-before="page"/>
    </style:style>
    <style:style style:name="T28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</style:style>
    <style:style style:name="T2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2" style:parent-style-name="Standard" style:family="paragraph">
      <style:paragraph-properties fo:margin-top="0.1666in" fo:margin-bottom="0.1666in"/>
    </style:style>
    <style:style style:name="T2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8" style:parent-style-name="Standard" style:family="paragraph">
      <style:paragraph-properties fo:margin-top="0.1666in" fo:margin-bottom="0.1666in"/>
    </style:style>
    <style:style style:name="T2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</style:style>
    <style:style style:name="T3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1" style:parent-style-name="Standard" style:family="paragraph">
      <style:paragraph-properties fo:margin-top="0.1666in" fo:margin-bottom="0.1666in"/>
    </style:style>
    <style:style style:name="T3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</style:style>
    <style:style style:name="T3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3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4" style:parent-style-name="Standard" style:family="paragraph">
      <style:paragraph-properties fo:margin-top="0.1666in" fo:margin-bottom="0.1666in"/>
    </style:style>
    <style:style style:name="T33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0" style:parent-style-name="Standard" style:family="paragraph">
      <style:paragraph-properties fo:margin-top="0.1666in" fo:margin-bottom="0.1666in"/>
    </style:style>
    <style:style style:name="T34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6" style:parent-style-name="Standard" style:family="paragraph">
      <style:paragraph-properties fo:margin-top="0.1666in" fo:margin-bottom="0.1666in"/>
    </style:style>
    <style:style style:name="T3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3" style:parent-style-name="Standard" style:family="paragraph">
      <style:paragraph-properties fo:margin-top="0.1666in" fo:margin-bottom="0.1666in"/>
    </style:style>
    <style:style style:name="T3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8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59" style:parent-style-name="Standard" style:family="paragraph">
      <style:paragraph-properties fo:break-before="page" fo:margin-top="0.1666in" fo:margin-bottom="0.1666in"/>
    </style:style>
    <style:style style:name="T3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6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4" style:parent-style-name="Standard" style:family="paragraph">
      <style:paragraph-properties fo:margin-top="0.1666in" fo:margin-bottom="0.1666in"/>
    </style:style>
    <style:style style:name="T3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1" style:parent-style-name="Standard" style:family="paragraph">
      <style:paragraph-properties fo:margin-top="0.1666in" fo:margin-bottom="0.1666in"/>
    </style:style>
    <style:style style:name="T3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3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<text:s/></text:span><text:span text:style-name="T3">References:</text:span></text:p>
      <text:list text:style-name="WWNum1">
        <text:list-item text:start-value="1">
          <text:p text:style-name="P4"><text:span text:style-name="T5">Starbucks Wiki Page:<text:s/></text:span><text:a xlink:href="https://en.wikipedia.org/wiki/Starbucks" office:target-frame-name="_top" xlink:show="replace"><text:span text:style-name="T6">https://en.wikipedia.org/wiki/Starbucks</text:span></text:a><text:span text:style-name="T7"><text:line-break/></text:span></text:p>
        </text:list-item>
        <text:list-item>
          <text:p text:style-name="P8"><text:span text:style-name="T9">Starbucks in India Wiki Page:<text:s/></text:span><text:a xlink:href="https://en.wikipedia.org/wiki/Tata_Starbucks" office:target-frame-name="_top" xlink:show="replace"><text:span text:style-name="T10">https://en.wikipedia.org/wiki/Tata_Starbucks</text:span></text:a><text:span text:style-name="T11"><text:line-break/></text:span></text:p>
        </text:list-item>
        <text:list-item>
          <text:p text:style-name="P12"><text:span text:style-name="T13">Interviews and news articles:</text:span><text:span text:style-name="T14"><text:tab/></text:span></text:p>
        </text:list-item>
      </text:list>
      <text:list text:style-name="WWNum4" text:continue-numbering="true">
        <text:list-item>
          <text:list>
            <text:list-item>
              <text:p text:style-name="P15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6">http://everythingexperiential.businessworld.in/article/We-need-to-look-at-marketing-as-an-experience-r</text:span><text:bookmark-start text:name="_Hlt86426905"/><text:bookmark-start text:name="_Hlt86426906"/><text:span text:style-name="T17">a</text:span><text:bookmark-end text:name="_Hlt86426905"/><text:bookmark-end text:name="_Hlt86426906"/><text:span text:style-name="T18">ther-than-a-transaction-Deepa-Krishnan-Starbucks-India/05-03-2020-185596/</text:span></text:a><text:span text:style-name="T19"><text:s/>(Mar</text:span><text:span text:style-name="T20">ch 2020)</text:span></text:p>
            </text:list-item>
            <text:list-item>
              <text:p text:style-name="P21"><text:a xlink:href="https://www.indiatoday.in/education-today/featurephilia/story/meet-starbucks-marketing-brain-growth-india-963235-2017-03-01" office:target-frame-name="_top" xlink:show="replace"><text:span text:style-name="T22">https://www.indiatoday.in/education-today/featurephilia/story/meet-starbucks-marketing-brain-growth-india-</text:span><text:span text:style-name="T23">963235-2017-03-01</text:span></text:a><text:span text:style-name="T24"><text:s/>(January 2018)</text:span></text:p>
            </text:list-item>
            <text:list-item>
              <text:p text:style-name="P25"><text:a xlink:href="https://brandequity.economictimes.indiatimes.com/news/marketing/for-starbucks-india-it-is-all-about-creating-the-third-place-experience/56140266" office:target-frame-name="_top" xlink:show="replace"><text:span text:style-name="T26">https://brandequity.economictimes.indiatimes.com/news/marketi</text:span><text:span text:style-name="T27">ng/for-starbucks-india-it-is-all-about-creating-the-third-place-experience/56140266</text:span></text:a><text:span text:style-name="T28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9"><text:a xlink:href="https://stories.starbucks.com/stories/2012/starbucks-announces-beverage-innovation-using-green-coffee-extract-with-sta/" office:target-frame-name="_top" xlink:show="replace"><text:span text:style-name="T30">https://stories.sta</text:span><text:span text:style-name="T31">rbucks.co</text:span><text:bookmark-start text:name="_Hlt86426766"/><text:bookmark-start text:name="_Hlt86426767"/><text:span text:style-name="T32">m</text:span><text:bookmark-end text:name="_Hlt86426766"/><text:bookmark-end text:name="_Hlt86426767"/><text:span text:style-name="T33">/stories/2012/starbucks-announces-beverage-innovation-using-green-coffee-extract-with-</text:span><text:bookmark-start text:name="_Hlt86427215"/><text:bookmark-start text:name="_Hlt86427216"/><text:span text:style-name="T34">s</text:span><text:bookmark-end text:name="_Hlt86427215"/><text:bookmark-end text:name="_Hlt86427216"/><text:span text:style-name="T35">ta/</text:span></text:a><text:span text:style-name="T36"><text:line-break/></text:span></text:p>
        </text:list-item>
        <text:list-item>
          <text:p text:style-name="P37"><text:span text:style-name="T38">Starbucks India menu (without prices):<text:s/></text:span><text:a xlink:href="https://www.starbucks.in/menu-list" office:target-frame-name="_top" xlink:show="replace"><text:span text:style-name="T39">https://www.starbucks</text:span><text:bookmark-start text:name="_Hlt86427070"/><text:bookmark-start text:name="_Hlt86427071"/><text:span text:style-name="T40">.</text:span><text:bookmark-end text:name="_Hlt86427070"/><text:bookmark-end text:name="_Hlt86427071"/><text:span text:style-name="T41">in/menu-list</text:span></text:a><text:span text:style-name="T42"><text:line-break/></text:span></text:p>
        </text:list-item>
        <text:list-item>
          <text:p text:style-name="P43"><text:span text:style-name="T44">Starbucks CP, New Delhi men</text:span><text:span text:style-name="T45">u:<text:s/></text:span><text:a xlink:href="https://magicpin.in/New-Delhi/Connaught-Place-(Cp)/Restaurant/Starbucks/store/1217/menu/" office:target-frame-name="_top" xlink:show="replace"><text:span text:style-name="T46">https://magicpin.in/New-Delhi/Connaught-Place-(Cp)/Restaurant/Starbucks/s</text:span><text:bookmark-start text:name="_Hlt86427031"/><text:bookmark-start text:name="_Hlt86427032"/><text:span text:style-name="T47">t</text:span><text:bookmark-end text:name="_Hlt86427031"/><text:bookmark-end text:name="_Hlt86427032"/><text:span text:style-name="T48">ore/1217/menu/</text:span></text:a><text:span text:style-name="T49"><text:line-break/></text:span></text:p>
        </text:list-item>
        <text:list-item>
          <text:p text:style-name="P50"><text:span text:style-name="T51">Starbucks Corporation’s Marketing Mix (4Ps) Analysis (201</text:span><text:span text:style-name="T52">9):<text:s/></text:span><text:a xlink:href="http://panmore.com/starbucks-coffee-marketing-mix-4ps-analysis" office:target-frame-name="_top" xlink:show="replace"><text:span text:style-name="T53">http://pan</text:span><text:bookmark-start text:name="_Hlt86426935"/><text:bookmark-start text:name="_Hlt86426936"/><text:span text:style-name="T54">m</text:span><text:bookmark-end text:name="_Hlt86426935"/><text:bookmark-end text:name="_Hlt86426936"/><text:span text:style-name="T55">ore.com/starbucks-coffee-marketing-mix-4ps-analysis</text:span></text:a><text:span text:style-name="T56"><text:line-break/></text:span></text:p>
        </text:list-item>
        <text:list-item>
          <text:p text:style-name="P57"><text:span text:style-name="T58">Starbucks India Marketing Strategy (2016):<text:s/></text:span><text:a xlink:href="https://www.slideshare.net/Rjrockzcool/starbucks-india-marketing-strategy" office:target-frame-name="_top" xlink:show="replace"><text:span text:style-name="T59">https://www.slideshare.net/Rjrockzcool/starbucks-india-marketing-strategy</text:span></text:a><text:span text:style-name="T60"><text:s/></text:span><text:span text:style-name="T61"><text:line-break/></text:span></text:p>
        </text:list-item>
        <text:list-item>
          <text:p text:style-name="P62"><text:span text:style-name="T63">Entry of Starbucks in Indian Market (2016):<text:s/></text:span><text:a xlink:href="https://www.researchgate.net/publication/316600552_Case_Study-_Entry_of_Starbucks_in_Indian_Market" office:target-frame-name="_top" xlink:show="replace"><text:span text:style-name="T64">https://www.researchgate.net/publication/316600552_Case_Study-_Entry_of_Starbucks_in_Indian_Market</text:span></text:a><text:span text:style-name="T65"><text:line-break/></text:span></text:p>
        </text:list-item>
        <text:list-item>
          <text:p text:style-name="P66"><text:span text:style-name="T67">Starbucks Marketing Analysis (2015):<text:s/></text:span><text:a xlink:href="https://www.semanticscholar.org/paper/Starbucks-Marketing-Analysis-Katerina/1d21b5743764f3196cddcb95925059695dad6eeb" office:target-frame-name="_top" xlink:show="replace"><text:span text:style-name="T68">https://www.semanticscholar.org/paper/Starbucks-Marketing-Analysis-Katerina/1d21b5743764f3196cddcb95925059695dad6eeb</text:span></text:a><text:span text:style-name="T69"><text:line-break/></text:span></text:p>
        </text:list-item>
        <text:list-item>
          <text:p text:style-name="P70"><text:span text:style-name="T71">Strate</text:span><text:span text:style-name="T72">gic Marketing: A Case Study of Starbucks (2015):<text:s/></text:span><text:a xlink:href="https://www.slideshare.net/YeeJieNg/bumkt6923grouppresentation" office:target-frame-name="_top" xlink:show="replace"><text:span text:style-name="T73">https://www.slideshare.net/YeeJieNg/bumkt6923grouppres</text:span><text:bookmark-start text:name="_Hlt86425278"/><text:bookmark-start text:name="_Hlt86425279"/><text:span text:style-name="T74">e</text:span><text:bookmark-end text:name="_Hlt86425278"/><text:bookmark-end text:name="_Hlt86425279"/><text:span text:style-name="T75">n</text:span><text:bookmark-start text:name="_Hlt86421157"/><text:bookmark-start text:name="_Hlt86421158"/><text:span text:style-name="T76">t</text:span><text:bookmark-end text:name="_Hlt86421157"/><text:bookmark-end text:name="_Hlt86421158"/><text:span text:style-name="T77">ation</text:span></text:a><text:span text:style-name="T78"><text:line-break/></text:span></text:p>
        </text:list-item>
        <text:list-item>
          <text:p text:style-name="P79"><text:span text:style-name="T80">Strategic Analysis of Starbucks Corporation (2014):<text:s/></text:span><text:a xlink:href="https://scholar.harvard.edu/files/nithingeereddy/files/starbucks_case_analysis.pdf" office:target-frame-name="_top" xlink:show="replace"><text:span text:style-name="T81">https://sch</text:span><text:bookmark-start text:name="_Hlt86420716"/><text:bookmark-start text:name="_Hlt86420717"/><text:span text:style-name="T82">o</text:span><text:bookmark-end text:name="_Hlt86420716"/><text:bookmark-end text:name="_Hlt86420717"/><text:span text:style-name="T83">lar.harvard.edu/files/nithingeereddy/files/starbucks_case_analysis.pdf</text:span></text:a><text:span text:style-name="T84"><text:line-break/></text:span></text:p>
        </text:list-item>
        <text:list-item>
          <text:p text:style-name="P85"><text:span text:style-name="T86">Other links:</text:span></text:p>
        </text:list-item>
      </text:list>
      <text:list text:style-name="WWNum3">
        <text:list-item>
          <text:p text:style-name="P87"><text:a xlink:href="http://science.knote.com/2014/10/28/starbucks-productivity-secrets/" office:target-frame-name="_top" xlink:show="replace"><text:span text:style-name="T88">http://science.knote.com/2014/10/28/starbucks-productivity-secrets/</text:span></text:a></text:p>
        </text:list-item>
        <text:list-item>
          <text:p text:style-name="P89"><text:a xlink:href="http://panmore.com/starbucks-coffee-operations-management-10-decisions-areas-productivity" office:target-frame-name="_top" xlink:show="replace"><text:span text:style-name="T90">http://panmore.com/starbucks-coffee-operations-management-10-decis</text:span><text:span text:style-name="T91">ions-areas-productivity</text:span></text:a></text:p>
        </text:list-item>
        <text:list-item>
          <text:p text:style-name="P92"><text:a xlink:href="https://www.businessinsider.in/retail/5-ways-Starbucks-entices-you-to-spend-more-money/articleshow/46239542.cms" office:target-frame-name="_top" xlink:show="replace"><text:span text:style-name="T93">https://www.businessinsider.in/retail/5-ways-Starbucks-entices-you-to-spend-more-money/articleshow/4623</text:span><text:span text:style-name="T94">9542.cms</text:span></text:a><text:span text:style-name="T95"><text:s text:c="2"/></text:span></text:p>
        </text:list-item>
        <text:list-item>
          <text:p text:style-name="P96"><text:a xlink:href="https://www.business-standard.com/article/companies/starbucks-steps-up-its-india-game-116020301281_1.html" office:target-frame-name="_top" xlink:show="replace"><text:span text:style-name="T97">https://www.business-standard.com/article/companies/starbucks-steps-up-its-india-game-116020301281_1.html</text:span></text:a></text:p>
        </text:list-item>
      </text:list>
      <text:soft-page-break/>
      <text:p text:style-name="P98"><text:span text:style-name="T99">Questions on Pro</text:span><text:span text:style-name="T100">duct</text:span></text:p>
      <text:p text:style-name="P101"><text:span text:style-name="T102">Q1:</text:span><text:span text:style-name="T103"><text:s/>What is the core product of Starbucks?</text:span></text:p>
      <text:p text:style-name="P104"><text:span text:style-name="T105">A1:</text:span><text:span text:style-name="T106"><text:s/></text:span><text:span text:style-name="T107">Starbucks lifestyle , sophisticated community</text:span></text:p>
      <text:p text:style-name="P108"><text:span text:style-name="T109">Q2:</text:span><text:span text:style-name="T110"><text:s/>What are the actual and augmented products of Starbucks?</text:span></text:p>
      <text:p text:style-name="P111"><text:span text:style-name="T112">A2:</text:span><text:span text:style-name="T113"><text:s/></text:span><text:span text:style-name="T114">actual - premium coffee , teas, sandwiches etc<text:s/></text:span></text:p>
      <text:p text:style-name="P115"><text:span text:style-name="T116"><text:s text:c="7"/>Augmented – free wifi , prepaid card , instore music download etc<text:s/></text:span></text:p>
      <text:p text:style-name="P117"><text:span text:style-name="T118">Q3:</text:span><text:span text:style-name="T119"><text:s/>What are the various product categories offered by Starbucks?</text:span></text:p>
      <text:p text:style-name="P120"><text:span text:style-name="T121">A3:</text:span><text:span text:style-name="T122"><text:s/></text:span><text:span text:style-name="T123">brewed coffee , Frappuccino blended coffee and juice , espresso (hot and iced), tazo tea etc.<text:s/></text:span></text:p>
      <text:p text:style-name="P124"><text:span text:style-name="T125">Q4:</text:span><text:span text:style-name="T126"><text:s/>How has Starbucks adapted</text:span><text:span text:style-name="T127"><text:s/>its product offering to suit the Indian market?</text:span></text:p>
      <text:p text:style-name="P128"><text:span text:style-name="T129">A4:</text:span><text:span text:style-name="T130"><text:s/></text:span><text:span text:style-name="T131">by adding pastries , ice-cream in menu , with locally sourced furniture and suitable interiors<text:s/></text:span></text:p>
      <text:p text:style-name="P132"><text:span text:style-name="T133">Q5:</text:span><text:span text:style-name="T134"><text:s/>How has Starbucks introduced healthy products in its range?</text:span></text:p>
      <text:p text:style-name="P135"><text:span text:style-name="T136">A5:</text:span><text:span text:style-name="T137"><text:s/></text:span><text:span text:style-name="T138">Starbucks refreshers beverages from real fruit and green coffee extract</text:span></text:p>
      <text:p text:style-name="P139"><text:span text:style-name="T140">Q6:</text:span><text:span text:style-name="T141"><text:s/>Mention an innovation by Starbucks with regard to an existing product.</text:span></text:p>
      <text:p text:style-name="P142"><text:span text:style-name="T143">A6:</text:span><text:span text:style-name="T144"><text:s/></text:span><text:span text:style-name="T145">green coffee extract</text:span></text:p>
      <text:p text:style-name="P146"><text:span text:style-name="T147">Q7:</text:span><text:span text:style-name="T148"><text:s/>What are some partnerships that Starbucks has entered, from the point of view of product?</text:span></text:p>
      <text:p text:style-name="P149"><text:span text:style-name="T150">A7:</text:span><text:span text:style-name="T151"><text:s/></text:span><text:span text:style-name="T152">pepsico , dreyers</text:span></text:p>
      <text:p text:style-name="P153"/>
      <text:p text:style-name="P154"/>
      <text:soft-page-break/>
      <text:p text:style-name="P155"><text:span text:style-name="T156">Questions on Price</text:span></text:p>
      <text:p text:style-name="P157"><text:span text:style-name="T158">Q1:</text:span><text:span text:style-name="T159"><text:s/>What is the most expensive coffee that Starbucks in CP sells?</text:span></text:p>
      <text:p text:style-name="P160"><text:span text:style-name="T161">A1:</text:span><text:span text:style-name="T162"><text:s/>---------</text:span></text:p>
      <text:p text:style-name="P163"><text:span text:style-name="T164">Q2:</text:span><text:span text:style-name="T165"><text:s text:c="2"/>What is the least expensive coffee that Starbucks in CP sells?</text:span></text:p>
      <text:p text:style-name="P166"><text:span text:style-name="T167">A2:</text:span><text:span text:style-name="T168"><text:s/>------------</text:span></text:p>
      <text:p text:style-name="P169"><text:span text:style-name="T170">Q3:</text:span><text:span text:style-name="T171"><text:s/>Which of the following pricing strategies does Sta</text:span><text:span text:style-name="T172">rbucks follow? Justify your answer.</text:span></text:p>
      <text:list text:style-name="WWNum2">
        <text:list-item>
          <text:p text:style-name="P173"><text:span text:style-name="T174">Economy pricing strategy</text:span></text:p>
        </text:list-item>
        <text:list-item>
          <text:p text:style-name="P175"><text:span text:style-name="T176">Penetration pricing strategy</text:span></text:p>
        </text:list-item>
        <text:list-item>
          <text:p text:style-name="P177"><text:span text:style-name="T178">Skimming pricing strategy</text:span></text:p>
        </text:list-item>
        <text:list-item>
          <text:p text:style-name="P179"><text:span text:style-name="T180">Premium pricing strategy</text:span></text:p>
        </text:list-item>
      </text:list>
      <text:p text:style-name="P181"><text:span text:style-name="T182">A3:</text:span><text:span text:style-name="T183"><text:s/>-------------------------------------------------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soft-page-break/>
      <text:p text:style-name="P199"><text:span text:style-name="T200">Questions on Place</text:span></text:p>
      <text:p text:style-name="P201"><text:span text:style-name="T202">Q1:</text:span><text:span text:style-name="T203"><text:s/>How many cities in India have at least one Starbucks store?</text:span></text:p>
      <text:p text:style-name="P204"><text:span text:style-name="T205">A1:</text:span><text:span text:style-name="T206"><text:s/>-----------</text:span></text:p>
      <text:p text:style-name="P207"><text:span text:style-name="T208">Q2:</text:span><text:span text:style-name="T209"><text:s/>What is the total number of Starbucks stores in India?</text:span></text:p>
      <text:p text:style-name="P210"><text:span text:style-name="T211">A2:</text:span><text:span text:style-name="T212"><text:s/>-----------</text:span></text:p>
      <text:p text:style-name="P213"><text:span text:style-name="T214">Q3:</text:span><text:span text:style-name="T215"><text:s/>Which cities in India tend to have a Starbucks store? Why?</text:span></text:p>
      <text:p text:style-name="P216"><text:span text:style-name="T217">A3:</text:span><text:span text:style-name="T218"><text:s/>---------------------</text:span></text:p>
      <text:p text:style-name="P219"><text:span text:style-name="T220">Q4:</text:span><text:span text:style-name="T221"><text:s/>Mention an<text:s/></text:span><text:span text:style-name="T222">innovation by Starbucks with regard to its store strategy.</text:span></text:p>
      <text:p text:style-name="P223"><text:span text:style-name="T224">A4:</text:span><text:span text:style-name="T225"><text:s/>-----------------</text:span></text:p>
      <text:p text:style-name="P226"><text:span text:style-name="T227">Q5:</text:span><text:span text:style-name="T228"><text:s/>What are some partnerships that Starbucks has entered, from the point of view of the place?</text:span></text:p>
      <text:p text:style-name="P229"><text:span text:style-name="T230">A5:</text:span><text:span text:style-name="T231"><text:s/>---------------</text:span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soft-page-break/>
      <text:p text:style-name="P245"><text:span text:style-name="T246">Questions on Promotion</text:span></text:p>
      <text:p text:style-name="P247"><text:span text:style-name="T248">Q1:</text:span><text:span text:style-name="T249"><text:s/>What is the primary means of promotion for Starbucks?</text:span></text:p>
      <text:p text:style-name="P250"><text:span text:style-name="T251">A1:</text:span><text:span text:style-name="T252"><text:s/>------------</text:span></text:p>
      <text:p text:style-name="P253"><text:span text:style-name="T254">Q2:</text:span><text:span text:style-name="T255"><text:s/>How does Starbucks go about executing its primary means of promotion?</text:span></text:p>
      <text:p text:style-name="P256"><text:span text:style-name="T257">A2:</text:span><text:span text:style-name="T258"><text:s/>-------------------</text:span></text:p>
      <text:p text:style-name="P259"><text:span text:style-name="T260">Q3:</text:span><text:span text:style-name="T261"><text:s/>What is meant by ‘Third Place’ in the context of the marketing strategy of Starbucks?</text:span></text:p>
      <text:p text:style-name="P262"><text:span text:style-name="T263">A3:</text:span><text:span text:style-name="T264"><text:s/>-------------------------------</text:span></text:p>
      <text:p text:style-name="P265"><text:span text:style-name="T266">Q4:</text:span><text:span text:style-name="T267"><text:s/>What is meant by ‘Fourth Place”</text:span><text:span text:style-name="T268"><text:s/>in the context of the marketing strategy of Starbucks?</text:span></text:p>
      <text:p text:style-name="P269"><text:span text:style-name="T270">A4:</text:span><text:span text:style-name="T271"><text:s/>-----------------------------</text:span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soft-page-break/>
      <text:p text:style-name="P287"><text:span text:style-name="T288">Questions on People</text:span></text:p>
      <text:p text:style-name="P289"><text:span text:style-name="T290">Q1:<text:s/></text:span><text:span text:style-name="T291">What are the primary target customer segments for Starbucks?</text:span></text:p>
      <text:p text:style-name="P292"><text:span text:style-name="T293">A1:</text:span><text:span text:style-name="T294"><text:s/>--------------------</text:span></text:p>
      <text:p text:style-name="P295"><text:span text:style-name="T296">Q2:</text:span><text:span text:style-name="T297"><text:s/>What is the connection between the target customer segments for Starbucks and its choice of price and place?</text:span></text:p>
      <text:p text:style-name="P298"><text:span text:style-name="T299">A2:</text:span><text:span text:style-name="T300"><text:s/>-------------------------------</text:span></text:p>
      <text:p text:style-name="P301"><text:span text:style-name="T302">Q3:</text:span><text:span text:style-name="T303"><text:s/>What are Starbucks employees called?</text:span></text:p>
      <text:p text:style-name="P304"><text:span text:style-name="T305">A3:</text:span><text:span text:style-name="T306"><text:s/>-----------------------------</text:span></text:p>
      <text:p text:style-name="P307"><text:span text:style-name="T308">Q4:</text:span><text:span text:style-name="T309"><text:s/>Ment</text:span><text:span text:style-name="T310">ion an innovation by Starbucks with regard to its employee training.</text:span></text:p>
      <text:p text:style-name="P311"><text:span text:style-name="T312">A4:</text:span><text:span text:style-name="T313"><text:s/>--------------------------------------------------------</text:span>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><text:span text:style-name="T330">Questions on Physical Evidence</text:span></text:p>
      <text:p text:style-name="P331"><text:span text:style-name="T332">Q1:</text:span><text:span text:style-name="T333"><text:s/>How does the Starbucks store layout contribute to its marketing strategy?</text:span></text:p>
      <text:p text:style-name="P334"><text:span text:style-name="T335">A1:</text:span><text:span text:style-name="T336"><text:s/>-------------------</text:span></text:p>
      <text:p text:style-name="P337"><text:span text:style-name="T338">Q2:</text:span><text:span text:style-name="T339"><text:s/>What is the Starbucks logo?</text:span></text:p>
      <text:p text:style-name="P340"><text:span text:style-name="T341">A2:</text:span><text:span text:style-name="T342"><text:s/>------------------</text:span></text:p>
      <text:p text:style-name="P343"><text:span text:style-name="T344">Q3:</text:span><text:span text:style-name="T345"><text:s/>Has the Starbucks logo evolved over time?</text:span></text:p>
      <text:p text:style-name="P346"><text:span text:style-name="T347">A3:</text:span><text:span text:style-name="T348"><text:s/>------------------------------------</text:span></text:p>
      <text:p text:style-name="P349"><text:span text:style-name="T350">Q4:</text:span><text:span text:style-name="T351"><text:s/>Can the Starbucks app be considered part of physical evidence in the 7 Ps framework?<text:s/></text:span><text:span text:style-name="T352">Justify your answer.</text:span></text:p>
      <text:p text:style-name="P353"><text:span text:style-name="T354">A4:</text:span><text:span text:style-name="T355"><text:s/>---------------------------</text:span></text:p>
      <text:p text:style-name="P356"/>
      <text:p text:style-name="P357"/>
      <text:p text:style-name="P358"/>
      <text:soft-page-break/>
      <text:p text:style-name="P359"><text:span text:style-name="T360">Questions on Process</text:span></text:p>
      <text:p text:style-name="P361"><text:span text:style-name="T362">Q1:</text:span><text:span text:style-name="T363"><text:s/>What is the process improvement philosophy that Starbucks adopted a decade ago to improve its productivity?</text:span></text:p>
      <text:p text:style-name="P364"><text:span text:style-name="T365">A1:</text:span><text:span text:style-name="T366"><text:s/>--------------------------------------------</text:span></text:p>
      <text:p text:style-name="P367"><text:span text:style-name="T368">Q2:</text:span><text:span text:style-name="T369"><text:s/>What are some</text:span><text:span text:style-name="T370"><text:s/>of the key metrics that Starbucks uses to measure in-store productivity?</text:span></text:p>
      <text:p text:style-name="P371"><text:span text:style-name="T372">A2:</text:span><text:span text:style-name="T373"><text:s/>---------------------------------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yedzainah77@outlook.com</dc:creator>
    <meta:creation-date>2020-09-25T14:05:00Z</meta:creation-date>
    <dc:date>2021-10-29T13:52:00Z</dc:date>
    <meta:template xlink:href="Normal" xlink:type="simple"/>
    <meta:editing-cycles>5</meta:editing-cycles>
    <meta:editing-duration>PT85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5" meta:word-count="1157" meta:character-count="7737" meta:row-count="54" meta:non-whitespace-character-count="6595"/>
  </office:meta>
</office:document-meta>
</file>